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" fo:font-weight="bold"/>
    </style:style>
    <style:style style:name="T4" style:family="text">
      <style:text-properties fo:color="#000080" fo:font-style="italic" fo:font-weight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italic"/>
    </style:style>
    <style:style style:name="T7" style:family="text">
      <style:text-properties style:font-name="Courier New" fo:background-color="#e4e4ff"/>
    </style:style>
    <style:style style:name="T8" style:family="text">
      <style:text-properties fo:color="#660e7a" style:font-name="Courier New"/>
    </style:style>
    <style:style style:name="T9" style:family="text">
      <style:text-properties fo:color="#660e7a" style:font-name="Courier New" fo:font-style="italic" fo:font-weight="bold"/>
    </style:style>
    <style:style style:name="T10" style:family="text">
      <style:text-properties fo:color="#660e7a" style:font-name="Courier New" fo:font-weight="bold"/>
    </style:style>
    <style:style style:name="T11" style:family="text">
      <style:text-properties fo:color="#660e7a" fo:font-weight="bold"/>
    </style:style>
    <style:style style:name="T12" style:family="text">
      <style:text-properties fo:color="#808000"/>
    </style:style>
    <style:style style:name="T13" style:family="text">
      <style:text-properties fo:color="#808000" style:font-name="Courier New"/>
    </style:style>
    <style:style style:name="T14" style:family="text">
      <style:text-properties fo:color="#0000ff" style:font-name="Courier New"/>
    </style:style>
    <style:style style:name="T15" style:family="text">
      <style:text-properties fo:color="#0000ff" style:font-name="Courier New" fo:font-weight="bold"/>
    </style:style>
    <style:style style:name="T16" style:family="text">
      <style:text-properties fo:color="#0000ff" fo:font-weight="bold"/>
    </style:style>
    <style:style style:name="T17" style:family="text">
      <style:text-properties fo:color="#0000ff" fo:font-style="italic" fo:font-weight="bold"/>
    </style:style>
    <style:style style:name="T18" style:family="text">
      <style:text-properties fo:color="#008000"/>
    </style:style>
    <style:style style:name="T19" style:family="text">
      <style:text-properties fo:color="#008000" style:font-name="Courier New" fo:font-weight="bold"/>
    </style:style>
    <style:style style:name="T20" style:family="text">
      <style:text-properties fo:color="#008000" fo:font-weight="bold"/>
    </style:style>
    <style:style style:name="T21" style:family="text">
      <style:text-properties fo:color="#008000" fo:font-style="italic" fo:font-weight="bold"/>
    </style:style>
    <style:style style:name="T22" style:family="text">
      <style:text-properties fo:font-style="italic"/>
    </style:style>
    <style:style style:name="T23" style:family="text">
      <style:text-properties fo:color="#808080"/>
    </style:style>
    <style:style style:name="T24" style:family="text">
      <style:text-properties fo:color="#808080" style:font-name="Courier New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2">&lt;?</text:span><text:span text:style-name="T17">xml version=</text:span><text:span text:style-name="T21">"1.0" </text:span><text:span text:style-name="T17">encoding=</text:span><text:span text:style-name="T21">"utf-8"</text:span><text:span text:style-name="T22">?&gt;</text:span></text:p>
      <text:p text:style-name="P2">&lt;<text:span text:style-name="T2">set </text:span><text:span text:style-name="T16">xmlns:</text:span><text:span text:style-name="T11">android</text:span><text:span text:style-name="T16">=</text:span><text:span text:style-name="T20">"http://schemas.android.com/apk/res/android"</text:span>&gt;</text:p>
      <text:p text:style-name="P1"><text:s text:c="4"/><text:span text:style-name="T5">&lt;</text:span><text:span text:style-name="T3">rotate</text:span></text:p>
      <text:p text:style-name="P1"><text:span text:style-name="T1"><text:s text:c="8"/></text:span><text:span text:style-name="T10">android</text:span><text:span text:style-name="T15">:duration=</text:span><text:span text:style-name="T19">"100"</text:span></text:p>
      <text:p text:style-name="P1"><text:span text:style-name="T18"><text:s text:c="8"/></text:span><text:span text:style-name="T10">android</text:span><text:span text:style-name="T15">:fromDegrees=</text:span><text:span text:style-name="T19">"-10"</text:span></text:p>
      <text:p text:style-name="P1"><text:span text:style-name="T18"><text:s text:c="8"/></text:span><text:span text:style-name="T10">android</text:span><text:span text:style-name="T15">:toDegrees=</text:span><text:span text:style-name="T19">"10"</text:span></text:p>
      <text:p text:style-name="P1"><text:span text:style-name="T18"><text:s text:c="8"/></text:span><text:span text:style-name="T10">android</text:span><text:span text:style-name="T15">:pivotX=</text:span><text:span text:style-name="T19">"50%"</text:span></text:p>
      <text:p text:style-name="P1"><text:span text:style-name="T18"><text:s text:c="8"/></text:span><text:span text:style-name="T10">android</text:span><text:span text:style-name="T15">:pivotY=</text:span><text:span text:style-name="T19">"50%"</text:span></text:p>
      <text:p text:style-name="P1"><text:span text:style-name="T18"><text:s text:c="8"/></text:span><text:span text:style-name="T10">android</text:span><text:span text:style-name="T15">:repeatCount=</text:span><text:span text:style-name="T19">"5"</text:span></text:p>
      <text:p text:style-name="P1"><text:span text:style-name="T18"><text:s text:c="8"/></text:span><text:span text:style-name="T10">android</text:span><text:span text:style-name="T15">:repeatMode=</text:span><text:span text:style-name="T19">"reverse"</text:span></text:p>
      <text:p text:style-name="P1"><text:span text:style-name="T18"><text:s text:c="8"/></text:span><text:span text:style-name="T10">android</text:span><text:span text:style-name="T15">:interpolator=</text:span><text:span text:style-name="T19">"@android:anim/linear_interpolator"</text:span></text:p>
      <text:p text:style-name="P1"><text:span text:style-name="T18"><text:s text:c="8"/></text:span><text:span text:style-name="T5">/&gt;</text:span></text:p>
      <text:p text:style-name="P6">&lt;/<text:span text:style-name="T2">set</text:span>&gt;</text:p>
      <text:p text:style-name="P5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6T01:04:36.07</meta:creation-date>
    <dc:date>2018-04-07T12:28:48.03</dc:date>
    <meta:editing-duration>PT4M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3" meta:word-count="16" meta:character-count="409"/>
  </office:meta>
</office:document-meta>
</file>